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FE0000033D676445BB.png" manifest:media-type="image/png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Pictures/10000001000002E40000031E1431B714.png" manifest:media-type="image/png"/>
  <manifest:file-entry manifest:full-path="Pictures/100000000000062B000001155D213930.png" manifest:media-type="image/png"/>
  <manifest:file-entry manifest:full-path="Pictures/10000001000001F50000008E1E5F0088.png" manifest:media-type="image/png"/>
  <manifest:file-entry manifest:full-path="Pictures/10000001000002030000007F033B1E7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3e180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3c54e5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481d2c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54deb3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paragraph-rsid="00551303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paragraph-rsid="0058ecc5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paragraph-rsid="005ca753" style:font-name-asian="Georgia1" style:font-name-complex="Georgia1"/>
    </style:style>
    <style:style style:name="P11" style:family="paragraph" style:parent-style-name="Standard">
      <style:paragraph-properties fo:text-align="justify" style:justify-single-word="false"/>
      <style:text-properties style:font-name="Georgia" officeooo:paragraph-rsid="00656853" style:font-name-asian="Georgia1" style:font-name-complex="Georgia1"/>
    </style:style>
    <style:style style:name="P12" style:family="paragraph" style:parent-style-name="Standard">
      <style:paragraph-properties fo:text-align="justify" style:justify-single-word="false"/>
      <style:text-properties style:font-name="Georgia" officeooo:rsid="0037bcdb" style:font-name-asian="Georgia1" style:font-name-complex="Georgia1"/>
    </style:style>
    <style:style style:name="P13" style:family="paragraph" style:parent-style-name="Standard">
      <style:paragraph-properties fo:text-align="justify" style:justify-single-word="false"/>
      <style:text-properties style:font-name="Georgia" officeooo:rsid="0025625d" officeooo:paragraph-rsid="002b8d94" style:font-name-asian="Georgia1" style:font-name-complex="Georgia1"/>
    </style:style>
    <style:style style:name="P14" style:family="paragraph" style:parent-style-name="Standard">
      <style:paragraph-properties fo:text-align="justify" style:justify-single-word="false"/>
      <style:text-properties style:font-name="Georgia" officeooo:rsid="0025625d" officeooo:paragraph-rsid="00551303" style:font-name-asian="Georgia1" style:font-name-complex="Georgia1"/>
    </style:style>
    <style:style style:name="P15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16" style:family="paragraph" style:parent-style-name="Standard">
      <style:paragraph-properties fo:text-align="justify" style:justify-single-word="false"/>
      <style:text-properties style:font-name="Georgia" officeooo:rsid="0023ad53" officeooo:paragraph-rsid="00481d2c" style:font-name-asian="Georgia1" style:font-name-complex="Georgia1"/>
    </style:style>
    <style:style style:name="P17" style:family="paragraph" style:parent-style-name="Standard">
      <style:paragraph-properties fo:text-align="justify" style:justify-single-word="false"/>
      <style:text-properties style:font-name="Georgia" officeooo:rsid="0023ad53" officeooo:paragraph-rsid="0054deb3" style:font-name-asian="Georgia1" style:font-name-complex="Georgia1"/>
    </style:style>
    <style:style style:name="P18" style:family="paragraph" style:parent-style-name="Standard">
      <style:paragraph-properties fo:text-align="justify" style:justify-single-word="false"/>
      <style:text-properties style:font-name="Georgia" officeooo:rsid="0023ad53" officeooo:paragraph-rsid="00551303" style:font-name-asian="Georgia1" style:font-name-complex="Georgia1"/>
    </style:style>
    <style:style style:name="P19" style:family="paragraph" style:parent-style-name="Standard">
      <style:paragraph-properties fo:text-align="justify" style:justify-single-word="false"/>
      <style:text-properties style:font-name="Georgia" officeooo:rsid="0023ad53" officeooo:paragraph-rsid="0058ecc5" style:font-name-asian="Georgia1" style:font-name-complex="Georgia1"/>
    </style:style>
    <style:style style:name="P20" style:family="paragraph" style:parent-style-name="Standard">
      <style:paragraph-properties fo:text-align="justify" style:justify-single-word="false"/>
      <style:text-properties style:font-name="Georgia" officeooo:rsid="005fae01" officeooo:paragraph-rsid="005ca753" style:font-name-asian="Georgia1" style:font-name-complex="Georgia1"/>
    </style:style>
    <style:style style:name="P21" style:family="paragraph" style:parent-style-name="Standard">
      <style:paragraph-properties fo:text-align="justify" style:justify-single-word="false"/>
      <style:text-properties style:font-name="Georgia" officeooo:rsid="005fae01" officeooo:paragraph-rsid="00656853" style:font-name-asian="Georgia1" style:font-name-complex="Georgia1"/>
    </style:style>
    <style:style style:name="P22" style:family="paragraph" style:parent-style-name="Standard">
      <style:paragraph-properties fo:text-align="justify" style:justify-single-word="false"/>
      <style:text-properties style:font-name="Georgia" officeooo:rsid="005ca753" officeooo:paragraph-rsid="005ca753" style:font-name-asian="Georgia1" style:font-name-complex="Georgia1"/>
    </style:style>
    <style:style style:name="P23" style:family="paragraph" style:parent-style-name="Standard">
      <style:paragraph-properties fo:text-align="justify" style:justify-single-word="false"/>
      <style:text-properties style:font-name="Georgia" officeooo:rsid="005d6ec7" officeooo:paragraph-rsid="005d6ec7" style:font-name-asian="Georgia1" style:font-name-complex="Georgia1"/>
    </style:style>
    <style:style style:name="P24" style:family="paragraph" style:parent-style-name="Standard">
      <style:paragraph-properties fo:text-align="justify" style:justify-single-word="false"/>
      <style:text-properties style:font-name="Georgia" officeooo:rsid="0065376c" officeooo:paragraph-rsid="0065376c" style:font-name-asian="Georgia1" style:font-name-complex="Georgia1"/>
    </style:style>
    <style:style style:name="P25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26" style:family="paragraph" style:parent-style-name="Standard">
      <style:paragraph-properties fo:text-align="end" style:justify-single-word="false"/>
    </style:style>
    <style:style style:name="P27" style:family="paragraph" style:parent-style-name="Standard">
      <style:paragraph-properties fo:text-align="end" style:justify-single-word="false"/>
      <style:text-properties officeooo:paragraph-rsid="00379c43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center" style:justify-single-word="false"/>
      <style:text-properties fo:font-size="9pt" style:font-size-asian="7.84999990463257pt" style:font-size-complex="9pt"/>
    </style:style>
    <style:style style:name="P30" style:family="paragraph" style:parent-style-name="Standard">
      <style:text-properties fo:font-size="9pt" style:font-size-asian="7.84999990463257pt" style:font-size-complex="9pt"/>
    </style:style>
    <style:style style:name="P31" style:family="paragraph" style:parent-style-name="Title">
      <style:text-properties fo:font-size="40pt" officeooo:rsid="0053d7b3" officeooo:paragraph-rsid="0053d7b3" style:font-size-asian="40pt" style:font-size-complex="40pt"/>
    </style:style>
    <style:style style:name="P32" style:family="paragraph" style:parent-style-name="Standard">
      <style:paragraph-properties fo:text-align="justify" style:justify-single-word="false"/>
      <style:text-properties officeooo:paragraph-rsid="003680dc"/>
    </style:style>
    <style:style style:name="P33" style:family="paragraph" style:parent-style-name="Standard">
      <style:paragraph-properties fo:text-align="justify" style:justify-single-word="false"/>
      <style:text-properties officeooo:paragraph-rsid="00428b2c"/>
    </style:style>
    <style:style style:name="P34" style:family="paragraph" style:parent-style-name="Standard">
      <style:paragraph-properties fo:text-align="justify" style:justify-single-word="false"/>
      <style:text-properties officeooo:paragraph-rsid="00379c43"/>
    </style:style>
    <style:style style:name="P35" style:family="paragraph" style:parent-style-name="Standard">
      <style:paragraph-properties fo:text-align="justify" style:justify-single-word="false"/>
      <style:text-properties officeooo:paragraph-rsid="002b8d94"/>
    </style:style>
    <style:style style:name="P36" style:family="paragraph" style:parent-style-name="Standard">
      <style:paragraph-properties fo:text-align="justify" style:justify-single-word="false"/>
      <style:text-properties officeooo:paragraph-rsid="00551303"/>
    </style:style>
    <style:style style:name="P37" style:family="paragraph" style:parent-style-name="Standard">
      <style:paragraph-properties fo:text-align="start" style:justify-single-word="false"/>
      <style:text-properties officeooo:paragraph-rsid="00379c43"/>
    </style:style>
    <style:style style:name="P38" style:family="paragraph" style:parent-style-name="Standard">
      <style:paragraph-properties fo:text-align="justify" style:justify-single-word="false"/>
      <style:text-properties fo:font-size="11pt" officeooo:paragraph-rsid="00379c43" style:font-size-asian="9.60000038146973pt" style:font-size-complex="11pt"/>
    </style:style>
    <style:style style:name="P39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42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43" style:family="paragraph" style:parent-style-name="Standard">
      <style:paragraph-properties fo:text-align="justify" style:justify-single-word="false"/>
      <style:text-properties officeooo:rsid="005d6ec7" officeooo:paragraph-rsid="005d6ec7"/>
    </style:style>
    <style:style style:name="P44" style:family="paragraph" style:parent-style-name="Contents_20_Heading" style:master-page-name="Standard">
      <style:paragraph-properties style:page-number="1" fo:break-before="page"/>
    </style:style>
    <style:style style:name="P45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54deb3" officeooo:paragraph-rsid="0054deb3"/>
    </style:style>
    <style:style style:name="P46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55836d" officeooo:paragraph-rsid="0055836d"/>
    </style:style>
    <style:style style:name="P47" style:family="paragraph" style:parent-style-name="Heading_20_2" style:list-style-name="L4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404421"/>
    </style:style>
    <style:style style:name="P48" style:family="paragraph" style:parent-style-name="Heading_20_2" style:list-style-name="L4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3e180c"/>
    </style:style>
    <style:style style:name="P49" style:family="paragraph" style:parent-style-name="Heading_20_2" style:list-style-name="L7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58ecc5" officeooo:paragraph-rsid="0058ecc5"/>
    </style:style>
    <style:style style:name="P50" style:family="paragraph" style:parent-style-name="Heading_20_3" style:list-style-name="L5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404421"/>
    </style:style>
    <style:style style:name="P51" style:family="paragraph" style:parent-style-name="Heading_20_3" style:list-style-name="L5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481d2c"/>
    </style:style>
    <style:style style:name="P52" style:family="paragraph" style:parent-style-name="Heading_20_3" style:list-style-name="L5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paragraph-rsid="0054deb3"/>
    </style:style>
    <style:style style:name="P53" style:family="paragraph" style:parent-style-name="Heading_20_3" style:list-style-name="L8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rsid="0058ecc5" officeooo:paragraph-rsid="0058ecc5"/>
    </style:style>
    <style:style style:name="P54" style:family="paragraph" style:parent-style-name="Heading_20_3" style:list-style-name="L8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rsid="005ca753" officeooo:paragraph-rsid="005ca753"/>
    </style:style>
    <style:style style:name="P55" style:family="paragraph" style:parent-style-name="Heading_20_3" style:list-style-name="L8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officeooo:rsid="005ca753" officeooo:paragraph-rsid="00656853"/>
    </style:style>
    <style:style style:name="P56" style:family="paragraph" style:parent-style-name="Standard" style:list-style-name="L9">
      <style:paragraph-properties fo:text-align="justify" style:justify-single-word="false"/>
      <style:text-properties style:font-name="Georgia" officeooo:rsid="005ca753" officeooo:paragraph-rsid="005ca753" style:font-name-asian="Georgia1" style:font-name-complex="Georgia1"/>
    </style:style>
    <style:style style:name="P57" style:family="paragraph" style:parent-style-name="Standard" style:list-style-name="L10">
      <style:paragraph-properties fo:text-align="justify" style:justify-single-word="false"/>
      <style:text-properties style:font-name="Georgia" officeooo:rsid="005ca753" officeooo:paragraph-rsid="005ca753" style:font-name-asian="Georgia1" style:font-name-complex="Georgia1"/>
    </style:style>
    <style:style style:name="P58" style:family="paragraph" style:parent-style-name="Standard" style:list-style-name="L10">
      <style:paragraph-properties fo:text-align="justify" style:justify-single-word="false"/>
      <style:text-properties style:font-name="Georgia" officeooo:rsid="0065376c" officeooo:paragraph-rsid="0065376c" style:font-name-asian="Georgia1" style:font-name-complex="Georgia1"/>
    </style:style>
    <style:style style:name="P59" style:family="paragraph" style:parent-style-name="Standard" style:list-style-name="L13">
      <style:paragraph-properties fo:text-align="justify" style:justify-single-word="false"/>
      <style:text-properties style:font-name="Georgia" officeooo:rsid="0065376c" officeooo:paragraph-rsid="0065376c" style:font-name-asian="Georgia1" style:font-name-complex="Georgia1"/>
    </style:style>
    <style:style style:name="P60" style:family="paragraph" style:parent-style-name="Standard" style:list-style-name="L11">
      <style:paragraph-properties fo:text-align="justify" style:justify-single-word="false"/>
      <style:text-properties style:font-name="Georgia" officeooo:rsid="005d6ec7" officeooo:paragraph-rsid="005d6ec7" style:font-name-asian="Georgia1" style:font-name-complex="Georgia1"/>
    </style:style>
    <style:style style:name="P61" style:family="paragraph" style:parent-style-name="Standard" style:list-style-name="L12">
      <style:paragraph-properties fo:text-align="justify" style:justify-single-word="false"/>
      <style:text-properties style:font-name="Georgia" officeooo:rsid="005d6ec7" officeooo:paragraph-rsid="005d6ec7" style:font-name-asian="Georgia1" style:font-name-complex="Georgia1"/>
    </style:style>
    <style:style style:name="P62" style:family="paragraph" style:parent-style-name="Standard" style:master-page-name="First_20_Page">
      <style:paragraph-properties fo:text-align="center" style:justify-single-word="false" style:page-number="1"/>
    </style:style>
    <style:style style:name="P63" style:family="paragraph" style:parent-style-name="Standard" style:list-style-name="L2">
      <style:paragraph-properties fo:text-align="justify" style:justify-single-word="false"/>
      <style:text-properties officeooo:paragraph-rsid="002b8d94"/>
    </style:style>
    <style:style style:name="P64" style:family="paragraph" style:parent-style-name="Standard" style:list-style-name="L6">
      <style:paragraph-properties fo:text-align="justify" style:justify-single-word="false"/>
      <style:text-properties officeooo:paragraph-rsid="00551303"/>
    </style:style>
    <style:style style:name="P65" style:family="paragraph" style:parent-style-name="Standard" style:list-style-name="L9">
      <style:paragraph-properties fo:text-align="justify" style:justify-single-word="false"/>
      <style:text-properties officeooo:paragraph-rsid="005ca753"/>
    </style:style>
    <style:style style:name="P66" style:family="paragraph" style:parent-style-name="Standard" style:list-style-name="L12">
      <style:paragraph-properties fo:text-align="justify" style:justify-single-word="false"/>
      <style:text-properties officeooo:paragraph-rsid="00637a88"/>
    </style:style>
    <style:style style:name="P67" style:family="paragraph" style:parent-style-name="Standard">
      <style:paragraph-properties fo:text-align="justify" style:justify-single-word="false"/>
      <style:text-properties officeooo:paragraph-rsid="002b8d94"/>
    </style:style>
    <style:style style:name="P68" style:family="paragraph" style:parent-style-name="Standard" style:list-style-name="L3">
      <style:paragraph-properties fo:text-align="justify" style:justify-single-word="false"/>
      <style:text-properties officeooo:rsid="005d6ec7" officeooo:paragraph-rsid="005d6ec7"/>
    </style:style>
    <style:style style:name="P69" style:family="paragraph" style:parent-style-name="Standard" style:list-style-name="L3">
      <style:paragraph-properties fo:text-align="justify" style:justify-single-word="false"/>
      <style:text-properties officeooo:rsid="005f3609" officeooo:paragraph-rsid="005f3609"/>
    </style:style>
    <style:style style:name="P70" style:family="paragraph" style:parent-style-name="Standard" style:list-style-name="L3">
      <style:paragraph-properties fo:text-align="justify" style:justify-single-word="false"/>
      <style:text-properties officeooo:rsid="006048f4" officeooo:paragraph-rsid="006048f4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53d7b3" style:font-name-asian="Georgia1" style:font-name-complex="Georgia1"/>
    </style:style>
    <style:style style:name="T3" style:family="text">
      <style:text-properties style:font-name="Georgia" officeooo:rsid="003680dc" style:font-name-asian="Georgia1" style:font-name-complex="Georgia1"/>
    </style:style>
    <style:style style:name="T4" style:family="text">
      <style:text-properties style:font-name="Georgia" officeooo:rsid="003593c8" style:font-name-asian="Georgia1" style:font-name-complex="Georgia1"/>
    </style:style>
    <style:style style:name="T5" style:family="text">
      <style:text-properties style:font-name="Georgia" officeooo:rsid="003a3aa8" style:font-name-asian="Georgia1" style:font-name-complex="Georgia1"/>
    </style:style>
    <style:style style:name="T6" style:family="text">
      <style:text-properties style:font-name="Georgia" officeooo:rsid="0023ad53" style:font-name-asian="Georgia1" style:font-name-complex="Georgia1"/>
    </style:style>
    <style:style style:name="T7" style:family="text">
      <style:text-properties style:font-name="Georgia" officeooo:rsid="005ca753" style:font-name-asian="Georgia1" style:font-name-complex="Georgia1"/>
    </style:style>
    <style:style style:name="T8" style:family="text">
      <style:text-properties style:font-name="Georgia" officeooo:rsid="006bbed8" style:font-name-asian="Georgia1" style:font-name-complex="Georgia1"/>
    </style:style>
    <style:style style:name="T9" style:family="text">
      <style:text-properties style:font-name="Georgia" fo:font-weight="bold" style:font-name-asian="Georgia1" style:font-weight-asian="bold" style:font-name-complex="Georgia1"/>
    </style:style>
    <style:style style:name="T10" style:family="text">
      <style:text-properties officeooo:rsid="002037fa"/>
    </style:style>
    <style:style style:name="T11" style:family="text">
      <style:text-properties officeooo:rsid="002c2d63"/>
    </style:style>
    <style:style style:name="T12" style:family="text">
      <style:text-properties officeooo:rsid="003593c8"/>
    </style:style>
    <style:style style:name="T13" style:family="text">
      <style:text-properties officeooo:rsid="005f3609"/>
    </style:style>
    <style:style style:name="T14" style:family="text">
      <style:text-properties officeooo:rsid="005eaf69"/>
    </style:style>
    <style:style style:name="T15" style:family="text">
      <style:text-properties officeooo:rsid="00619b89"/>
    </style:style>
    <style:style style:name="T16" style:family="text">
      <style:text-properties officeooo:rsid="00481d2c"/>
    </style:style>
    <style:style style:name="T17" style:family="text">
      <style:text-properties officeooo:rsid="00283ed7"/>
    </style:style>
    <style:style style:name="T18" style:family="text">
      <style:text-properties officeooo:rsid="0056b068"/>
    </style:style>
    <style:style style:name="T19" style:family="text">
      <style:text-properties officeooo:rsid="00584b1e"/>
    </style:style>
    <style:style style:name="T20" style:family="text">
      <style:text-properties officeooo:rsid="00656853"/>
    </style:style>
    <style:style style:name="T21" style:family="text">
      <style:text-properties officeooo:rsid="005d6ec7"/>
    </style:style>
    <style:style style:name="T22" style:family="text">
      <style:text-properties officeooo:rsid="005ca753"/>
    </style:style>
    <style:style style:name="T23" style:family="text">
      <style:text-properties officeooo:rsid="00637a88"/>
    </style:style>
    <style:style style:name="T24" style:family="text">
      <style:text-properties officeooo:rsid="006c1681"/>
    </style:style>
    <style:style style:name="fr1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31">Revue de<text:line-break/>faisabilité</text:p>
      <text:p text:style-name="P30"/>
      <text:p text:style-name="P28"><draw:frame draw:style-name="fr3" draw:name="image6.png" text:anchor-type="as-char" svg:width="10.601cm" svg:height="1.842cm" draw:z-index="14"><draw:image xlink:href="Pictures/100000000000062B000001155D213930.png" xlink:type="simple" xlink:show="embed" xlink:actuate="onLoad" draw:mime-type="image/png"/></draw:frame></text:p>
      <text:p text:style-name="P2"/>
      <text:p text:style-name="P2"/>
      <text:p text:style-name="P32">🖋️ <text:span text:style-name="T1">Créateur : </text:span><text:span text:style-name="T2">Axel MOURILLON</text:span><text:span text:style-name="T3"> – </text:span><text:span text:style-name="T2">Chef de projet</text:span></text:p>
      <text:p text:style-name="P32">📅 <text:span text:style-name="T1">Date de Création : </text:span><text:span text:style-name="T8">17</text:span><text:span text:style-name="T1">/</text:span><text:span text:style-name="T2">02</text:span><text:span text:style-name="T1">/</text:span><text:span text:style-name="T3">2025</text:span></text:p>
      <text:p text:style-name="P2"/>
      <text:p text:style-name="P32">🖋️ <text:span text:style-name="T12">Dernier m</text:span><text:span text:style-name="T1">odificateur : </text:span><text:span text:style-name="T4">&lt;</text:span><text:span text:style-name="T3">Prénom NOM&gt;</text:span><text:span text:style-name="T4"> – &lt;</text:span><text:span text:style-name="T3">Rôle&gt;</text:span></text:p>
      <text:p text:style-name="P33">📅 <text:span text:style-name="T1">Date de modification : </text:span><text:span text:style-name="T3">JJ</text:span><text:span text:style-name="T1">/</text:span><text:span text:style-name="T3">MM</text:span><text:span text:style-name="T1">/</text:span><text:span text:style-name="T3">2025</text:span></text:p>
      <text:p text:style-name="P33"><text:span text:style-name="T3">🔄 Version : 1.</text:span><text:span text:style-name="T5">0</text:span></text:p>
      <text:p text:style-name="P34"/>
      <text:section text:style-name="Sect1" text:name="Section2">
        <text:p text:style-name="P37"><draw:frame draw:style-name="fr2" draw:name="Image2" text:anchor-type="as-char" svg:y="-0.728cm" svg:width="5.89cm" svg:height="1.669cm" draw:z-index="15"><draw:image xlink:href="Pictures/10000001000001F50000008E1E5F0088.png" xlink:type="simple" xlink:show="embed" xlink:actuate="onLoad" draw:mime-type="image/png"/></draw:frame></text:p>
        <text:p text:style-name="P27"><draw:frame draw:style-name="fr1" draw:name="Image3" text:anchor-type="as-char" svg:y="-0.466cm" svg:width="6.246cm" svg:height="1.725cm" draw:z-index="16"><draw:image xlink:href="Pictures/10000001000002030000007F033B1E7C.png" xlink:type="simple" xlink:show="embed" xlink:actuate="onLoad" draw:mime-type="image/png"/></draw:frame></text:p>
      </text:section>
      <text:p text:style-name="P38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44">Table des matières</text:p>
          </text:index-title>
          <text:p text:style-name="P39"><text:a xlink:type="simple" xlink:href="#__RefHeading___Toc2581_2368315680" text:style-name="Index_20_Link" text:visited-style-name="Index_20_Link">Table des figures<text:tab/>1</text:a></text:p>
          <text:p text:style-name="P39"><text:a xlink:type="simple" xlink:href="#__RefHeading___Toc395_377169772" text:style-name="Index_20_Link" text:visited-style-name="Index_20_Link">I. Introduction<text:tab/>2</text:a></text:p>
          <text:p text:style-name="P39"><text:a xlink:type="simple" xlink:href="#__RefHeading___Toc395_377169772%20Copie%201" text:style-name="Index_20_Link" text:visited-style-name="Index_20_Link">II. Priorisation et logique sous-jacente<text:tab/>3</text:a></text:p>
          <text:p text:style-name="P40"><text:a xlink:type="simple" xlink:href="#__RefHeading___Toc399_377169772%20Copie%204%20Copie%201" text:style-name="Index_20_Link" text:visited-style-name="Index_20_Link">A) Style : Titre 2 (sans texte après le titre)<text:tab/>3</text:a></text:p>
          <text:p text:style-name="P41"><text:a xlink:type="simple" xlink:href="#__RefHeading___Toc554_377169772%20Copie%201" text:style-name="Index_20_Link" text:visited-style-name="Index_20_Link">1/ Style : Titre 3<text:tab/>3</text:a></text:p>
          <text:p text:style-name="P41"><text:a xlink:type="simple" xlink:href="#__RefHeading___Toc554_377169772%20Copie%201%20Copie%201" text:style-name="Index_20_Link" text:visited-style-name="Index_20_Link">2/ Style : Titre 3<text:tab/>3</text:a></text:p>
          <text:p text:style-name="P40"><text:a xlink:type="simple" xlink:href="#__RefHeading___Toc399_377169772%20Copie%204%20Copie%201%20Copie%201" text:style-name="Index_20_Link" text:visited-style-name="Index_20_Link">B) Style : Titre 2<text:tab/>4</text:a></text:p>
          <text:p text:style-name="P41"><text:a xlink:type="simple" xlink:href="#__RefHeading___Toc554_377169772%20Copie%201%20Copie%202" text:style-name="Index_20_Link" text:visited-style-name="Index_20_Link">1/ Style : Titre 3<text:tab/>4</text:a></text:p>
          <text:p text:style-name="P41"><text:a xlink:type="simple" xlink:href="#__RefHeading___Toc554_377169772%20Copie%201%20Copie%201%20Copie%201" text:style-name="Index_20_Link" text:visited-style-name="Index_20_Link">2/ Style : Titre 3<text:tab/>4</text:a></text:p>
          <text:p text:style-name="P39"><text:a xlink:type="simple" xlink:href="#__RefHeading___Toc395_377169772%20Copie%202" text:style-name="Index_20_Link" text:visited-style-name="Index_20_Link">III. Intégrations prioritaires<text:tab/>5</text:a></text:p>
          <text:p text:style-name="P40"><text:a xlink:type="simple" xlink:href="#__RefHeading___Toc399_377169772%20Copie%204%20Copie%201%20Copie%202%20Copie%201" text:style-name="Index_20_Link" text:visited-style-name="Index_20_Link">A) Produits<text:tab/>5</text:a></text:p>
          <text:p text:style-name="P41"><text:a xlink:type="simple" xlink:href="#__RefHeading___Toc554_377169772%20Copie%201%20Copie%203%20Copie%201" text:style-name="Index_20_Link" text:visited-style-name="Index_20_Link">1/ Haute priorité<text:tab/>5</text:a></text:p>
          <text:p text:style-name="P41"><text:a xlink:type="simple" xlink:href="#__RefHeading___Toc554_377169772%20Copie%201%20Copie%201%20Copie%202%20Copie%201" text:style-name="Index_20_Link" text:visited-style-name="Index_20_Link">2/ Basses priorité<text:tab/>5</text:a></text:p>
          <text:p text:style-name="P40"><text:a xlink:type="simple" xlink:href="#__RefHeading___Toc399_377169772%20Copie%204%20Copie%201%20Copie%201%20Copie%201%20Copie%202" text:style-name="Index_20_Link" text:visited-style-name="Index_20_Link">B) Services<text:tab/>5</text:a></text:p>
          <text:p text:style-name="P41"><text:a xlink:type="simple" xlink:href="#__RefHeading___Toc554_377169772%20Copie%201%20Copie%203%20Copie%201%20Copie%201" text:style-name="Index_20_Link" text:visited-style-name="Index_20_Link">1/ Haute priorité<text:tab/>5</text:a></text:p>
          <text:p text:style-name="P41"><text:a xlink:type="simple" xlink:href="#__RefHeading___Toc554_377169772%20Copie%201%20Copie%201%20Copie%202%20Copie%201%20Copie%201" text:style-name="Index_20_Link" text:visited-style-name="Index_20_Link">2/ Basses priorité<text:tab/>5</text:a></text:p>
          <text:p text:style-name="P41"><text:a xlink:type="simple" xlink:href="#__RefHeading___Toc554_377169772%20Copie%201%20Copie%201%20Copie%202%20Copie%201%20Copie%201%20Copie%201" text:style-name="Index_20_Link" text:visited-style-name="Index_20_Link">3/ VRAC - Service<text:tab/>5</text:a></text:p>
          <text:p text:style-name="P41"><text:a xlink:type="simple" xlink:href="#__RefHeading___Toc554_377169772%20Copie%201%20Copie%201%20Copie%202%20Copie%201%20Copie%201%20Copie%201%20Copie%201" text:style-name="Index_20_Link" text:visited-style-name="Index_20_Link">4/ VRAC - Produit<text:tab/>6</text:a></text:p>
        </text:index-body>
      </text:table-of-content>
      <text:p text:style-name="P2"/>
      <text:p text:style-name="P2"/>
      <text:p text:style-name="Heading_20_1"><text:bookmark-start text:name="__RefHeading___Toc2581_2368315680"/>Table des figures<text:bookmark-end text:name="__RefHeading___Toc2581_2368315680"/></text:p>
      <text:p text:style-name="Standard"/>
      <text:illustration-index text:style-name="Sect2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42"><text:a xlink:type="simple" xlink:href="#Figure!0%7Csequence" text:style-name="Index_20_Link" text:visited-style-name="Index_20_Link">Figure 1: Exemple de figure<text:tab/>3</text:a></text:p>
        </text:index-body>
      </text:illustration-index>
      <text:p text:style-name="P2"/>
      <text:p text:style-name="P12"/>
      <text:list text:style-name="L1">
        <text:list-item>
          <text:p text:style-name="P45"><text:bookmark-start text:name="__RefHeading___Toc395_377169772"/>Introduction<text:bookmark-end text:name="__RefHeading___Toc395_377169772"/></text:p>
        </text:list-item>
      </text:list>
      <text:p text:style-name="P3"/>
      <text:p text:style-name="P3"><text:span text:style-name="T1"/></text:p>
      <text:p text:style-name="P3"><text:span text:style-name="T1"/></text:p>
      <text:p text:style-name="P3"><text:span text:style-name="T1"/></text:p>
      <text:list xml:id="list165143704738299" text:continue-numbering="true" text:style-name="L1">
        <text:list-item>
          <text:p text:style-name="P45"><text:bookmark-start text:name="__RefHeading___Toc395_377169772 Copie 1"/>Priorisation et logique sous-jacente<text:bookmark-end text:name="__RefHeading___Toc395_377169772 Copie 1"/></text:p>
        </text:list-item>
      </text:list>
      <text:p text:style-name="P4"/>
      <text:p text:style-name="P35"><text:span text:style-name="T9">Introduction de la section :</text:span><text:span text:style-name="T1"> </text:span></text:p>
      <text:p text:style-name="P13">Cette section &lt;suiteIntro&gt;</text:p>
      <text:list text:style-name="L2">
        <text:list-item>
          <text:p text:style-name="P63"><text:span text:style-name="T1">&lt;TitreA&gt; : </text:span><text:span text:style-name="T6">[Corps de texte]</text:span></text:p>
        </text:list-item>
        <text:list-item>
          <text:p text:style-name="P63"><text:span text:style-name="T1">&lt;TitreB&gt; : </text:span><text:span text:style-name="T6">[Corps de texte]</text:span></text:p>
        </text:list-item>
      </text:list>
      <text:p text:style-name="P35"/>
      <text:p text:style-name="P43">Idées principales :</text:p>
      <text:list text:style-name="L3">
        <text:list-item>
          <text:p text:style-name="P68">Infra/<text:span text:style-name="T13">site</text:span> maquette</text:p>
        </text:list-item>
        <text:list-item>
          <text:p text:style-name="P68">Assurer un service minimal sur des éléments critiques </text:p>
          <text:list>
            <text:list-item>
              <text:p text:style-name="P68">Étoffer et mettre aux standards les services minimaux vers une utilisation simple mais pro</text:p>
            </text:list-item>
            <text:list-item>
              <text:p text:style-name="P68">Intégrer quelques éléments propres à notre concept</text:p>
              <text:list>
                <text:list-item>
                  <text:p text:style-name="P68">Étoffer davantage nos services et produits partout c’est possible, même si pas nécessaire</text:p>
                </text:list-item>
                <text:list-item>
                  <text:p text:style-name="P68">Intégrer encore plus d’élément<text:span text:style-name="T14">s</text:span> originaux</text:p>
                </text:list-item>
              </text:list>
            </text:list-item>
          </text:list>
        </text:list-item>
        <text:list-item>
          <text:p text:style-name="P69">Privilégier à la quantité de features et les méthodes étoffer leur contenu plutôt que que le contenu lui-même</text:p>
          <text:list>
            <text:list-header>
              <text:p text:style-name="P69">Exemple : Privilégier la gestion de plusieurs catégorie de produits plutôt que de renseigner plein de produit dans une catégorie</text:p>
            </text:list-header>
          </text:list>
        </text:list-item>
        <text:list-item>
          <text:p text:style-name="P70">4 niveaux de qualité</text:p>
          <text:list>
            <text:list-item>
              <text:p text:style-name="P70">Minimal : explicite ; minimum nécessaire à un POC</text:p>
            </text:list-item>
            <text:list-item>
              <text:p text:style-name="P70">Dégradé : plus de features, peu de contenu, pas ou peu d’éléments propre à notre concept / originaux</text:p>
            </text:list-item>
            <text:list-item>
              <text:p text:style-name="P70">Normal : Quasiment toutes les features pertinentes, quelques éléments de contenu mais méthodes d’ajout prêtes, quelques éléments propre à notre concept / originaux</text:p>
            </text:list-item>
            <text:list-item>
              <text:p text:style-name="P70">Concurenciel : toutes les features pertinentes et quelques peu pertinente, contenu suffisament conséquent (en théorie) pour un lancement, un maximum d’éléments propre à notre concept / originaux</text:p>
            </text:list-item>
          </text:list>
        </text:list-item>
        <text:list-item>
          <text:p text:style-name="P70">établir une roadmap <text:span text:style-name="T15">(peut aller plus loin que la fin du projet)</text:span></text:p>
          <text:p text:style-name="P69">⇒ ASSURER UN MINIMUM CENTRER SUR LE BACKGROUND TECHNIQUE POUR LE RENDU DU PROJET : la couche de market servira plus d’exemples qu’autres choses au moins dans un premier temps</text:p>
        </text:list-item>
      </text:list>
      <text:p text:style-name="P35"/>
      <text:p text:style-name="P35"/>
      <text:p text:style-name="P3"/>
      <text:list xml:id="list2448349720" text:style-name="L4">
        <text:list-item>
          <text:p text:style-name="P47"><text:bookmark-start text:name="__RefHeading___Toc399_377169772 Copie 4 Copie 1"/>Style : Titre 2 <text:span text:style-name="T16">(sans texte après le titre)</text:span><text:bookmark-end text:name="__RefHeading___Toc399_377169772 Copie 4 Copie 1"/></text:p>
        </text:list-item>
      </text:list>
      <text:p text:style-name="P3"/>
      <text:list text:style-name="L5">
        <text:list-item text:start-value="1">
          <text:p text:style-name="P50"><text:bookmark-start text:name="__RefHeading___Toc554_377169772 Copie 1"/>Style : Titre <text:span text:style-name="T17">3</text:span><text:bookmark-end text:name="__RefHeading___Toc554_377169772 Copie 1"/></text:p>
        </text:list-item>
      </text:list>
      <text:p text:style-name="P15"/>
      <text:p text:style-name="P15">[Corps de texte]</text:p>
      <text:p text:style-name="P5"/>
      <text:p text:style-name="P5"/>
      <text:list xml:id="list165144012442778" text:continue-numbering="true" text:style-name="L5">
        <text:list-item>
          <text:p text:style-name="P51"><text:bookmark-start text:name="__RefHeading___Toc554_377169772 Copie 1 Copie 1"/>Style : Titre <text:span text:style-name="T17">3</text:span><text:bookmark-end text:name="__RefHeading___Toc554_377169772 Copie 1 Copie 1"/></text:p>
        </text:list-item>
      </text:list>
      <text:p text:style-name="P16"/>
      <text:p text:style-name="P16"><text:soft-page-break/>[Corps de texte]</text:p>
      <text:p text:style-name="P5"/>
      <text:p text:style-name="P6"/>
      <text:list text:continue-list="list2448349720" text:style-name="L4">
        <text:list-item>
          <text:p text:style-name="P48"><text:bookmark-start text:name="__RefHeading___Toc399_377169772 Copie 4 Copie 1 Copie 1"/>Style : Titre 2<text:bookmark-end text:name="__RefHeading___Toc399_377169772 Copie 4 Copie 1 Copie 1"/></text:p>
        </text:list-item>
      </text:list>
      <text:p text:style-name="P7"/>
      <text:list text:continue-list="list165144012442778" text:style-name="L5">
        <text:list-item text:start-value="1">
          <text:p text:style-name="P52"><text:bookmark-start text:name="__RefHeading___Toc554_377169772 Copie 1 Copie 2"/>Style : Titre <text:span text:style-name="T17">3</text:span><text:bookmark-end text:name="__RefHeading___Toc554_377169772 Copie 1 Copie 2"/></text:p>
        </text:list-item>
      </text:list>
      <text:p text:style-name="P17"/>
      <text:p text:style-name="P17">[Corps de texte]</text:p>
      <text:p text:style-name="P7"/>
      <text:p text:style-name="P7"/>
      <text:list text:continue-numbering="true" text:style-name="L5">
        <text:list-item>
          <text:p text:style-name="P52"><text:bookmark-start text:name="__RefHeading___Toc554_377169772 Copie 1 Copie 1 Copie 1"/>Style : Titre <text:span text:style-name="T17">3</text:span><text:bookmark-end text:name="__RefHeading___Toc554_377169772 Copie 1 Copie 1 Copie 1"/></text:p>
        </text:list-item>
      </text:list>
      <text:p text:style-name="P17"/>
      <text:p text:style-name="P17">[Corps de texte]</text:p>
      <text:p text:style-name="P7"/>
      <text:p text:style-name="P7"/>
      <text:list text:continue-list="list165143704738299" text:style-name="L1">
        <text:list-item>
          <text:p text:style-name="P46"><text:bookmark-start text:name="__RefHeading___Toc395_377169772 Copie 2"/><text:span text:style-name="T18">I</text:span>ntégr<text:span text:style-name="T18">ation</text:span><text:span text:style-name="T19">s </text:span><text:span text:style-name="T18">prioritaire</text:span><text:span text:style-name="T19">s</text:span><text:bookmark-end text:name="__RefHeading___Toc395_377169772 Copie 2"/></text:p>
        </text:list-item>
      </text:list>
      <text:p text:style-name="P8"/>
      <text:p text:style-name="P36"><text:span text:style-name="T9">Introduction de la section :</text:span><text:span text:style-name="T1"> </text:span></text:p>
      <text:p text:style-name="P14">Cette section &lt;suiteIntro&gt;</text:p>
      <text:list text:style-name="L6">
        <text:list-item>
          <text:p text:style-name="P64"><text:span text:style-name="T1">&lt;TitreA&gt; : </text:span><text:span text:style-name="T6">[Corps de texte]</text:span></text:p>
        </text:list-item>
        <text:list-item>
          <text:p text:style-name="P64"><text:span text:style-name="T1">&lt;TitreB&gt; : </text:span><text:span text:style-name="T6">[Corps de texte]</text:span></text:p>
        </text:list-item>
      </text:list>
      <text:p text:style-name="P36"/>
      <text:p text:style-name="P8"/>
      <text:list xml:id="list452494554" text:style-name="L7">
        <text:list-item>
          <text:p text:style-name="P49"><text:bookmark-start text:name="__RefHeading___Toc399_377169772 Copie 4 Copie 1 Copie 2 Copie 1"/>Produits<text:bookmark-end text:name="__RefHeading___Toc399_377169772 Copie 4 Copie 1 Copie 2 Copie 1"/></text:p>
        </text:list-item>
      </text:list>
      <text:p text:style-name="P8"/>
      <text:list text:style-name="L8">
        <text:list-item text:start-value="1">
          <text:p text:style-name="P53"><text:bookmark-start text:name="__RefHeading___Toc554_377169772 Copie 1 Copie 3 Copie 1"/>Haute priorité<text:bookmark-end text:name="__RefHeading___Toc554_377169772 Copie 1 Copie 3 Copie 1"/></text:p>
        </text:list-item>
      </text:list>
      <text:p text:style-name="P18"/>
      <text:p text:style-name="P18">[Corps de texte]</text:p>
      <text:p text:style-name="P8"/>
      <text:p text:style-name="P8"/>
      <text:list xml:id="list165142279932443" text:continue-numbering="true" text:style-name="L8">
        <text:list-item>
          <text:p text:style-name="P53"><text:bookmark-start text:name="__RefHeading___Toc554_377169772 Copie 1 Copie 1 Copie 2 Copie 1"/>Basses priorité<text:bookmark-end text:name="__RefHeading___Toc554_377169772 Copie 1 Copie 1 Copie 2 Copie 1"/></text:p>
        </text:list-item>
      </text:list>
      <text:p text:style-name="P18"/>
      <text:p text:style-name="P18">[Corps de texte]</text:p>
      <text:p text:style-name="P8"/>
      <text:p text:style-name="P8"/>
      <text:list text:continue-list="list452494554" text:style-name="L7">
        <text:list-item>
          <text:p text:style-name="P49"><text:bookmark-start text:name="__RefHeading___Toc399_377169772 Copie 4 Copie 1 Copie 1 Copie 1 Copie 2"/>Services<text:bookmark-end text:name="__RefHeading___Toc399_377169772 Copie 4 Copie 1 Copie 1 Copie 1 Copie 2"/></text:p>
        </text:list-item>
      </text:list>
      <text:p text:style-name="P9"/>
      <text:list text:continue-list="list165142279932443" text:style-name="L8">
        <text:list-item text:start-value="1">
          <text:p text:style-name="P53"><text:bookmark-start text:name="__RefHeading___Toc554_377169772 Copie 1 Copie 3 Copie 1 Copie 1"/>Haute priorité<text:bookmark-end text:name="__RefHeading___Toc554_377169772 Copie 1 Copie 3 Copie 1 Copie 1"/></text:p>
        </text:list-item>
      </text:list>
      <text:p text:style-name="P19"/>
      <text:p text:style-name="P19">[Corps de texte]</text:p>
      <text:p text:style-name="P9"/>
      <text:p text:style-name="P9"/>
      <text:list text:continue-numbering="true" text:style-name="L8">
        <text:list-item>
          <text:p text:style-name="P53"><text:bookmark-start text:name="__RefHeading___Toc554_377169772 Copie 1 Copie 1 Copie 2 Copie 1 Copie 1"/>Basses priorité<text:bookmark-end text:name="__RefHeading___Toc554_377169772 Copie 1 Copie 1 Copie 2 Copie 1 Copie 1"/></text:p>
        </text:list-item>
      </text:list>
      <text:p text:style-name="P19"/>
      <text:p text:style-name="P19">[Corps de texte]</text:p>
      <text:p text:style-name="P9"/>
      <text:p text:style-name="P10"/>
      <text:list xml:id="list165142016917511" text:continue-numbering="true" text:style-name="L8">
        <text:list-item>
          <text:p text:style-name="P54"><text:bookmark-start text:name="__RefHeading___Toc554_377169772 Copie 1 Copie 1 Copie 2 Copie 1 Copie 1 Copie 1"/>VRAC - <text:span text:style-name="T20">Service</text:span><text:bookmark-end text:name="__RefHeading___Toc554_377169772 Copie 1 Copie 1 Copie 2 Copie 1 Copie 1 Copie 1"/></text:p>
        </text:list-item>
      </text:list>
      <text:p text:style-name="P20"/>
      <text:p text:style-name="P22">Vente :</text:p>
      <text:list text:style-name="L9">
        <text:list-item>
          <text:p text:style-name="P56">Catalogue d'objets</text:p>
        </text:list-item>
        <text:list-item>
          <text:p text:style-name="P56">Service d'avis clients</text:p>
        </text:list-item>
        <text:list-item>
          <text:p text:style-name="P56">Panier d'achat</text:p>
        </text:list-item>
        <text:list-item>
          <text:p text:style-name="P56">Wishlist – Panier enregistré pour plus tard</text:p>
        </text:list-item>
        <text:list-item>
          <text:p text:style-name="P56">Service de livraison</text:p>
        </text:list-item>
        <text:list-item>
          <text:p text:style-name="P56">Outils de filtre et de recherche</text:p>
          <text:list>
            <text:list-item>
              <text:p text:style-name="P56">Vitrine pour les artisans</text:p>
            </text:list-item>
            <text:list-item>
              <text:p text:style-name="P56">Publicité </text:p>
            </text:list-item>
            <text:list-item>
              <text:p text:style-name="P56">Recommandation personnalisée</text:p>
            </text:list-item>
            <text:list-item>
              <text:p text:style-name="P65"><text:soft-page-break/><text:span text:style-name="T7">Vente flash</text:span></text:p>
            </text:list-item>
            <text:list-item>
              <text:p text:style-name="P56">Idées cadeaux</text:p>
              <text:list>
                <text:list-item>
                  <text:p text:style-name="P56">Box Mystère</text:p>
                </text:list-item>
              </text:list>
            </text:list-item>
          </text:list>
        </text:list-item>
      </text:list>
      <text:p text:style-name="P22">Commande :</text:p>
      <text:list text:style-name="L10">
        <text:list-item>
          <text:p text:style-name="P57">Historique commande – suivi</text:p>
        </text:list-item>
        <text:list-item>
          <text:p text:style-name="P57"><text:span text:style-name="T21">C</text:span>onfirmation de commande <text:span text:style-name="T21">par n</text:span>otifications emai<text:span text:style-name="T21">l</text:span></text:p>
        </text:list-item>
        <text:list-item>
          <text:p text:style-name="P57">Suivi des commandes</text:p>
        </text:list-item>
      </text:list>
      <text:p text:style-name="P23">Compte du client :</text:p>
      <text:list text:continue-numbering="true" text:style-name="L10">
        <text:list-item>
          <text:p text:style-name="P57">Enregistrement des informations</text:p>
        </text:list-item>
        <text:list-item>
          <text:p text:style-name="P57">Newsletter </text:p>
          <text:list>
            <text:list-item>
              <text:p text:style-name="P58">Premium – Newsletter / <text:span text:style-name="T22">offres exclusives</text:span></text:p>
            </text:list-item>
            <text:list-item>
              <text:p text:style-name="P58">Premium – <text:span text:style-name="T22">Système de rangs sur le site et le forum</text:span></text:p>
            </text:list-item>
            <text:list-item>
              <text:p text:style-name="P58">Premium – <text:span text:style-name="T22">Système d’énigmes/quiz </text:span>(<text:span text:style-name="T22">augment</text:span>ation du<text:span text:style-name="T22"> </text:span>rang)</text:p>
            </text:list-item>
            <text:list-item>
              <text:p text:style-name="P58">Premium – Progression des par niveaux</text:p>
            </text:list-item>
            <text:list-item>
              <text:p text:style-name="P58">Premium – Remises</text:p>
              <text:list>
                <text:list-item>
                  <text:p text:style-name="P58">Accessibilité</text:p>
                </text:list-item>
                <text:list-item>
                  <text:p text:style-name="P58">Compatibilité multi-plateformes</text:p>
                </text:list-item>
              </text:list>
            </text:list-item>
          </text:list>
        </text:list-item>
      </text:list>
      <text:p text:style-name="P23">Paiement :</text:p>
      <text:list text:style-name="L11">
        <text:list-item>
          <text:p text:style-name="P60">Passerelle de paiement sécurisée</text:p>
        </text:list-item>
        <text:list-item>
          <text:p text:style-name="P60">Support de divers modes de paiement</text:p>
        </text:list-item>
        <text:list-item>
          <text:p text:style-name="P60">Portail de gestion des paiements</text:p>
        </text:list-item>
      </text:list>
      <text:p text:style-name="P23">Service Après Vente :</text:p>
      <text:list text:style-name="L12">
        <text:list-item>
          <text:p text:style-name="P61">Service support client</text:p>
        </text:list-item>
        <text:list-item>
          <text:p text:style-name="P61">FAQ</text:p>
        </text:list-item>
        <text:list-item>
          <text:p text:style-name="P66"><text:span text:style-name="T23">Possibilité de s</text:span><text:span text:style-name="T22">ignal</text:span><text:span text:style-name="T23">er un produit reçu no</text:span><text:span text:style-name="T22">n-conform</text:span><text:span text:style-name="T23">e</text:span></text:p>
        </text:list-item>
        <text:list-item>
          <text:p text:style-name="P66">Demande de remboursement</text:p>
          <text:list>
            <text:list-item>
              <text:p text:style-name="P66">Chatbot/IA</text:p>
            </text:list-item>
          </text:list>
        </text:list-item>
      </text:list>
      <text:p text:style-name="P24">Communauté et forum : </text:p>
      <text:list text:style-name="L13">
        <text:list-item>
          <text:p text:style-name="P59">Publicité pour les produits</text:p>
        </text:list-item>
        <text:list-item>
          <text:p text:style-name="P59">Sujets et messages</text:p>
        </text:list-item>
        <text:list-item>
          <text:p text:style-name="P59">Revues et journaux</text:p>
        </text:list-item>
        <text:list-item>
          <text:p text:style-name="P59">Système de réponses et votes</text:p>
        </text:list-item>
        <text:list-item>
          <text:p text:style-name="P59">Liens vers les réseaux sociaux</text:p>
          <text:list>
            <text:list-item>
              <text:list>
                <text:list-item>
                  <text:p text:style-name="P59">Giveaway </text:p>
                </text:list-item>
              </text:list>
            </text:list-item>
          </text:list>
        </text:list-item>
      </text:list>
      <text:p text:style-name="P23"/>
      <text:p text:style-name="P11"/>
      <text:list text:continue-list="list165142016917511" text:style-name="L8">
        <text:list-item>
          <text:p text:style-name="P55"><text:bookmark-start text:name="__RefHeading___Toc554_377169772 Copie 1 Copie 1 Copie 2 Copie 1 Copie 1 Copie 1 Copie 1"/>VRAC - <text:span text:style-name="T20">Produit</text:span><text:bookmark-end text:name="__RefHeading___Toc554_377169772 Copie 1 Copie 1 Copie 2 Copie 1 Copie 1 Copie 1 Copie 1"/></text:p>
        </text:list-item>
      </text:list>
      <text:p text:style-name="P21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Georgia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2c2d63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3.png Copie 1" text:anchor-type="char" svg:x="10.515cm" svg:y="-0.912cm" svg:width="7.555cm" svg:height="1.857cm" draw:z-index="2"><draw:image xlink:href="Pictures/10000000000004030000011A1D50AB68.png" xlink:type="simple" xlink:show="embed" xlink:actuate="onLoad" draw:mime-type="image/png"/></draw:frame><text:span text:style-name="MT1">Wizards &amp; Dice</text:span></text:p>
        <text:p text:style-name="MP1">Revue de faisabilité</text:p>
      </style:header>
      <style:footer>
        <text:p text:style-name="MP2"><draw:frame draw:style-name="Mfr2" draw:name="image4.png" text:anchor-type="char" svg:x="-1.154cm" svg:y="-0.46cm" svg:width="11.947cm" svg:height="1.891cm" draw:z-index="8"><draw:image xlink:href="Pictures/100000000000044E000000AD32145E9E.png" xlink:type="simple" xlink:show="embed" xlink:actuate="onLoad" draw:mime-type="image/png"/></draw:frame><text:page-number text:select-page="current">6</text:page-number><text:s/>/ <text:span text:style-name="MT2">X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3" draw:name="image7.png" text:anchor-type="char" svg:x="-6.853cm" svg:y="-0.953cm" svg:width="27.293cm" svg:height="14.406cm" draw:z-index="0"><draw:image xlink:href="Pictures/10000001000005FE0000033D676445BB.png" xlink:type="simple" xlink:show="embed" xlink:actuate="onLoad" draw:mime-type="image/png"/></draw:frame><draw:frame draw:style-name="Mfr4" draw:name="image5.png" text:anchor-type="char" svg:x="2.237cm" svg:y="-0.794cm" svg:width="12.114cm" svg:height="13.61cm" draw:z-index="1"><draw:image xlink:href="Pictures/10000001000002E40000031E1431B71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5-02-17T16:51:41.810000000</dc:date>
    <meta:editing-duration>PT8H33M17S</meta:editing-duration>
    <meta:editing-cycles>73</meta:editing-cycles>
    <meta:document-statistic meta:table-count="0" meta:image-count="7" meta:object-count="0" meta:page-count="8" meta:paragraph-count="126" meta:word-count="695" meta:character-count="3843" meta:non-whitespace-character-count="3329"/>
  </office:meta>
</office:document-meta>
</file>